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27ab" officeooo:paragraph-rsid="000527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ligencia e intencion.</text:p>
      <text:p text:style-name="P1"/>
      <text:p text:style-name="Horizontal_20_Line"/>
      <text:p text:style-name="Text_20_body">La inteligencia implica intención porque todo proceso inteligente está orientado hacia un resultado específico. No actúa al azar ni produce efectos casuales: transforma información para acercarse a un estado determinado. Esa orientación —esa direccionalidad— es precisamente lo que llamamos intención. La estructura misma del proceso inteligente está moldeada por el objetivo que persigue: qué información toma, cómo la procesa, qué acciones ejecuta y qué condiciones evalúa. Nada de eso sería necesario si el resultado no importara. Por eso decimos que la intención no es un añadido externo, sino la forma interna de la inteligencia: su arquitectura está definida por el fin al que se dirige.</text:p>
      <text:p text:style-name="Horizontal_20_Line"/>
      <text:p text:style-name="Text_20_body"/>
      <text:p text:style-name="P1"/>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08T16:34:02.064000000</meta:creation-date>
    <dc:date>2026-02-08T16:35:01.392000000</dc:date>
    <meta:editing-duration>PT59S</meta:editing-duration>
    <meta:editing-cycles>2</meta:editing-cycles>
    <meta:generator>LibreOffice/7.3.5.2$Windows_X86_64 LibreOffice_project/184fe81b8c8c30d8b5082578aee2fed2ea847c01</meta:generator>
    <meta:document-statistic meta:table-count="0" meta:image-count="0" meta:object-count="0" meta:page-count="1" meta:paragraph-count="2" meta:word-count="108" meta:character-count="718" meta:non-whitespace-character-count="612"/>
  </office:meta>
</office:document-meta>
</file>